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2.9055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0.8339in"/>
    </style:style>
    <style:style style:name="co6" style:family="table-column">
      <style:table-column-properties fo:break-before="auto" style:column-width="2.8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float" office:value="104651" calcext:value-type="float">
            <text:p>104651</text:p>
          </table:table-cell>
          <table:table-cell office:value-type="string" calcext:value-type="string">
            <text:p>q</text:p>
          </table:table-cell>
          <table:table-cell office:value-type="float" office:value="104659" calcext:value-type="float">
            <text:p>104659</text:p>
          </table:table-cell>
          <table:table-cell office:value-type="string" calcext:value-type="string">
            <text:p>n=p*q</text:p>
          </table:table-cell>
          <table:table-cell table:formula="of:=[.B1]*[.D1]" office:value-type="float" office:value="10952669009" calcext:value-type="float">
            <text:p>109526690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i(n)=(p-1)(q-1)</text:p>
          </table:table-cell>
          <table:table-cell table:formula="of:=([.B1]-1)*([.D1]-1)" office:value-type="float" office:value="10952459700" calcext:value-type="float">
            <text:p>109524597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65537" calcext:value-type="float">
            <text:p>6553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i</text:p>
          </table:table-cell>
          <table:table-cell table:number-columns-repeated="1020"/>
        </table:table-row>
        <table:table-row table:style-name="ro2">
          <table:table-cell office:value-type="float" office:value="-2" calcext:value-type="float">
            <text:p>-2</text:p>
          </table:table-cell>
          <table:table-cell/>
          <table:table-cell table:formula="of:=[.B3]" office:value-type="float" office:value="65537" calcext:value-type="float">
            <text:p>65537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/>
          <table:table-cell table:formula="of:=[.B2]" office:value-type="float" office:value="10952459700" calcext:value-type="float">
            <text:p>109524597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QUOTIENT([.C6];[.C7])" office:value-type="float" office:value="0" calcext:value-type="float">
            <text:p>0</text:p>
          </table:table-cell>
          <table:table-cell table:formula="of:=MOD( [.C6];[.C7] )" office:value-type="float" office:value="65537" calcext:value-type="float">
            <text:p>65537</text:p>
          </table:table-cell>
          <table:table-cell table:formula="of:=[.D6]-[.B8]*[.D7]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QUOTIENT([.C7];[.C8])" office:value-type="float" office:value="167118" calcext:value-type="float">
            <text:p>167118</text:p>
          </table:table-cell>
          <table:table-cell table:formula="of:=MOD( [.C7];[.C8] )" office:value-type="float" office:value="47334" calcext:value-type="float">
            <text:p>47334</text:p>
          </table:table-cell>
          <table:table-cell table:formula="of:=[.D7]-[.B9]*[.D8]" office:value-type="float" office:value="-167118" calcext:value-type="float">
            <text:p>-167118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QUOTIENT([.C8];[.C9])" office:value-type="float" office:value="1" calcext:value-type="float">
            <text:p>1</text:p>
          </table:table-cell>
          <table:table-cell table:formula="of:=MOD( [.C8];[.C9] )" office:value-type="float" office:value="18203" calcext:value-type="float">
            <text:p>18203</text:p>
          </table:table-cell>
          <table:table-cell table:formula="of:=[.D8]-[.B10]*[.D9]" office:value-type="float" office:value="167119" calcext:value-type="float">
            <text:p>167119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QUOTIENT([.C9];[.C10])" office:value-type="float" office:value="2" calcext:value-type="float">
            <text:p>2</text:p>
          </table:table-cell>
          <table:table-cell table:formula="of:=MOD( [.C9];[.C10] )" office:value-type="float" office:value="10928" calcext:value-type="float">
            <text:p>10928</text:p>
          </table:table-cell>
          <table:table-cell table:formula="of:=[.D9]-[.B11]*[.D10]" office:value-type="float" office:value="-501356" calcext:value-type="float">
            <text:p>-501356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QUOTIENT([.C10];[.C11])" office:value-type="float" office:value="1" calcext:value-type="float">
            <text:p>1</text:p>
          </table:table-cell>
          <table:table-cell table:formula="of:=MOD( [.C10];[.C11] )" office:value-type="float" office:value="7275" calcext:value-type="float">
            <text:p>7275</text:p>
          </table:table-cell>
          <table:table-cell table:formula="of:=[.D10]-[.B12]*[.D11]" office:value-type="float" office:value="668475" calcext:value-type="float">
            <text:p>668475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QUOTIENT([.C11];[.C12])" office:value-type="float" office:value="1" calcext:value-type="float">
            <text:p>1</text:p>
          </table:table-cell>
          <table:table-cell table:formula="of:=MOD( [.C11];[.C12] )" office:value-type="float" office:value="3653" calcext:value-type="float">
            <text:p>3653</text:p>
          </table:table-cell>
          <table:table-cell table:formula="of:=[.D11]-[.B13]*[.D12]" office:value-type="float" office:value="-1169831" calcext:value-type="float">
            <text:p>-1169831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QUOTIENT([.C12];[.C13])" office:value-type="float" office:value="1" calcext:value-type="float">
            <text:p>1</text:p>
          </table:table-cell>
          <table:table-cell table:formula="of:=MOD( [.C12];[.C13] )" office:value-type="float" office:value="3622" calcext:value-type="float">
            <text:p>3622</text:p>
          </table:table-cell>
          <table:table-cell table:formula="of:=[.D12]-[.B14]*[.D13]" office:value-type="float" office:value="1838306" calcext:value-type="float">
            <text:p>1838306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QUOTIENT([.C13];[.C14])" office:value-type="float" office:value="1" calcext:value-type="float">
            <text:p>1</text:p>
          </table:table-cell>
          <table:table-cell table:formula="of:=MOD( [.C13];[.C14] )" office:value-type="float" office:value="31" calcext:value-type="float">
            <text:p>31</text:p>
          </table:table-cell>
          <table:table-cell table:formula="of:=[.D13]-[.B15]*[.D14]" office:value-type="float" office:value="-3008137" calcext:value-type="float">
            <text:p>-3008137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QUOTIENT([.C14];[.C15])" office:value-type="float" office:value="116" calcext:value-type="float">
            <text:p>116</text:p>
          </table:table-cell>
          <table:table-cell table:formula="of:=MOD( [.C14];[.C15] )" office:value-type="float" office:value="26" calcext:value-type="float">
            <text:p>26</text:p>
          </table:table-cell>
          <table:table-cell table:formula="of:=[.D14]-[.B16]*[.D15]" office:value-type="float" office:value="350782198" calcext:value-type="float">
            <text:p>350782198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QUOTIENT([.C15];[.C16])" office:value-type="float" office:value="1" calcext:value-type="float">
            <text:p>1</text:p>
          </table:table-cell>
          <table:table-cell table:formula="of:=MOD( [.C15];[.C16] )" office:value-type="float" office:value="5" calcext:value-type="float">
            <text:p>5</text:p>
          </table:table-cell>
          <table:table-cell table:formula="of:=[.D15]-[.B17]*[.D16]" office:value-type="float" office:value="-353790335" calcext:value-type="float">
            <text:p>-353790335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QUOTIENT([.C16];[.C17])" office:value-type="float" office:value="5" calcext:value-type="float">
            <text:p>5</text:p>
          </table:table-cell>
          <table:table-cell table:formula="of:=MOD( [.C16];[.C17] )" office:value-type="float" office:value="1" calcext:value-type="float">
            <text:p>1</text:p>
          </table:table-cell>
          <table:table-cell table:formula="of:=[.D16]-[.B18]*[.D17]" office:value-type="float" office:value="2119733873" calcext:value-type="float">
            <text:p>2119733873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QUOTIENT([.C17];[.C18])" office:value-type="float" office:value="5" calcext:value-type="float">
            <text:p>5</text:p>
          </table:table-cell>
          <table:table-cell table:formula="of:=MOD( [.C17];[.C18] )" office:value-type="float" office:value="0" calcext:value-type="float">
            <text:p>0</text:p>
          </table:table-cell>
          <table:table-cell table:formula="of:=[.D17]-[.B19]*[.D18]" office:value-type="float" office:value="-10952459700" calcext:value-type="float">
            <text:p>-109524597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IN=</text:p>
          </table:table-cell>
          <table:table-cell office:value-type="float" office:value="1009608" calcext:value-type="float">
            <text:p>10096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=</text:p>
          </table:table-cell>
          <table:table-cell table:formula="of:=MOD([.D18];[.B2])" office:value-type="float" office:value="2119733873" calcext:value-type="float">
            <text:p>211973387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=</text:p>
          </table:table-cell>
          <table:table-cell table:formula="of:=MOD([.B20]^[.B21]; [.F1])" office:value-type="string" office:string-value="" calcext:value-type="error">
            <text:p>#NUM!</text:p>
          </table:table-cell>
          <table:table-cell office:value-type="float" office:value="3373742645" calcext:value-type="float">
            <text:p>3373742645</text:p>
          </table:table-cell>
          <table:table-cell table:formula="of:=[.B20]^[.B21]" office:value-type="string" office:string-value="" calcext:value-type="error">
            <text:p>#NUM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=</text:p>
          </table:table-cell>
          <table:table-cell table:formula="of:=[.B22]^[.B3]" office:value-type="string" office:string-value="" calcext:value-type="error">
            <text:p>#NUM!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chun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4651" calcext:value-type="float">
            <text:p>104651</text:p>
          </table:table-cell>
          <table:table-cell office:value-type="string" calcext:value-type="string">
            <text:p>q</text:p>
          </table:table-cell>
          <table:table-cell office:value-type="float" office:value="104659" calcext:value-type="float">
            <text:p>104659</text:p>
          </table:table-cell>
          <table:table-cell office:value-type="string" calcext:value-type="string">
            <text:p>s</text:p>
          </table:table-cell>
          <table:table-cell office:value-type="float" office:value="3373742645" calcext:value-type="float">
            <text:p>337374264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h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4723" calcext:value-type="float">
            <text:p>104723</text:p>
          </table:table-cell>
          <table:table-cell office:value-type="string" calcext:value-type="string">
            <text:p>q</text:p>
          </table:table-cell>
          <table:table-cell office:value-type="float" office:value="104729" calcext:value-type="float">
            <text:p>10472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var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04711" calcext:value-type="float">
            <text:p>104711</text:p>
          </table:table-cell>
          <table:table-cell office:value-type="string" calcext:value-type="string">
            <text:p>q</text:p>
          </table:table-cell>
          <table:table-cell office:value-type="float" office:value="104717" calcext:value-type="float">
            <text:p>104717</text:p>
          </table:table-cell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9:47:32.623242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11-12T11:49:16.148689492</dc:date>
    <meta:generator>LibreOffice/4.2.8.2$Linux_X86_64 LibreOffice_project/420m0$Build-2</meta:generator>
    <meta:editing-duration>P1DT1H40M41S</meta:editing-duration>
    <meta:editing-cycles>5</meta:editing-cycles>
    <meta:document-statistic meta:table-count="1" meta:cell-count="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